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cm"/>
    </style:style>
    <style:style style:name="pr2" style:family="presentation" style:parent-style-name="Impress-subtitle">
      <style:graphic-properties draw:fill-color="#ffffff" draw:auto-grow-height="true" fo:min-height="2.047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2.63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1" style:family="paragraph">
      <style:text-properties fo:font-size="24pt"/>
    </style:style>
    <style:style style:name="P2" style:family="paragraph">
      <loext:graphic-properties draw:fill-color="#ffffff"/>
      <style:text-properties fo:font-size="24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3cm" svg:x="2.2cm" svg:y="8.55cm" presentation:class="title">
          <draw:text-box>
            <text:p>Operator, Variabel, dan Tipe Data</text:p>
          </draw:text-box>
        </draw:frame>
        <draw:frame presentation:style-name="pr2" draw:text-style-name="P2" draw:layer="layout" svg:width="23.8cm" svg:height="2.047cm" svg:x="2.2cm" svg:y="12.3cm" presentation:class="subtitle">
          <draw:text-box>
            <text:p text:style-name="P1">tamami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 presentation:user-transformed="true">
          <draw:text-box>
            <text:p>Operator</text:p>
          </draw:text-box>
        </draw:frame>
        <draw:frame presentation:style-name="pr5" draw:layer="layout" svg:width="24cm" svg:height="9.135cm" svg:x="2cm" svg:y="4.5cm" presentation:class="outline" presentation:user-transformed="true">
          <draw:text-box>
            <text:list text:style-name="L3">
              <text:list-item>
                <text:p>Operator Aritmatika </text:p>
              </text:list-item>
              <text:list-item>
                <text:p>Operator Penugasan</text:p>
              </text:list-item>
              <text:list-item>
                <text:p>Operator Perbandingan</text:p>
              </text:list-item>
              <text:list-item>
                <text:p>Operator Penambahan/Pengurangan</text:p>
              </text:list-item>
              <text:list-item>
                <text:p>Operator Logika</text:p>
              </text:list-item>
              <text:list-item>
                <text:p>Operator String / teks</text:p>
              </text:list-item>
              <text:list-item>
                <text:p>Operator Array / lari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2.63cm" svg:x="2cm" svg:y="0.627cm" presentation:class="title">
          <draw:text-box>
            <text:p>Tipe Data</text:p>
          </draw:text-box>
        </draw:frame>
        <draw:frame presentation:style-name="pr5" draw:layer="layout" svg:width="24cm" svg:height="9.135cm" svg:x="2cm" svg:y="4.5cm" presentation:class="outline">
          <draw:text-box>
            <text:list text:style-name="L3">
              <text:list-item>
                <text:p>String</text:p>
              </text:list-item>
              <text:list-item>
                <text:p>Integer</text:p>
              </text:list-item>
              <text:list-item>
                <text:p>Float</text:p>
              </text:list-item>
              <text:list-item>
                <text:p>Boolean</text:p>
              </text:list-item>
              <text:list-item>
                <text:p>Array</text:p>
              </text:list-item>
              <text:list-item>
                <text:p>Object</text:p>
              </text:list-item>
              <text:list-item>
                <text:p>nu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Open Sans2" fo:font-family="'Open Sans'" style:font-style-name="Bold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3cm" fo:text-indent="0cm"/>
      <style:text-properties fo:color="#333333" fo:font-size="21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23cm" fo:text-indent="0cm"/>
      <style:text-properties fo:color="#333333" fo:font-size="21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15cm" fo:text-indent="0cm"/>
      <style:text-properties fo:color="#333333" fo:font-size="21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075cm" fo:text-indent="0cm"/>
      <style:text-properties fo:color="#333333" fo:font-size="21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16:58:01.084917876</meta:creation-date>
    <meta:editing-duration>PT7H47M35S</meta:editing-duration>
    <meta:editing-cycles>5</meta:editing-cycles>
    <meta:generator>LibreOffice/5.3.1.2$Linux_X86_64 LibreOffice_project/30m0$Build-2</meta:generator>
    <meta:initial-creator>P Tamami</meta:initial-creator>
    <dc:date>2018-02-21T20:25:05.225668439</dc:date>
    <dc:creator>P Tamami</dc:creator>
    <meta:document-statistic meta:object-count="4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